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64cm" svg:height="11.119cm" svg:x="4.638cm" svg:y="3.4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64cm" svg:height="11.119cm" svg:x="18.438cm" svg:y="3.47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314cm" svg:height="0.962cm" svg:x="6.094cm" svg:y="2.081cm">
          <draw:text-box>
            <text:p>File</text:p>
          </draw:text-box>
        </draw:frame>
        <draw:frame draw:style-name="gr2" draw:layer="layout" svg:width="7.314cm" svg:height="0.962cm" svg:x="18.894cm" svg:y="2.081cm">
          <draw:text-box>
            <text:p>Memory image</text:p>
          </draw:text-box>
        </draw:frame>
        <draw:line draw:style-name="gr3" draw:text-style-name="P1" draw:layer="layout" svg:x1="4.638cm" svg:y1="5.827cm" svg:x2="10.702cm" svg:y2="5.827cm">
          <text:p/>
        </draw:line>
        <draw:line draw:style-name="gr3" draw:text-style-name="P1" draw:layer="layout" svg:x1="18.439cm" svg:y1="5.827cm" svg:x2="24.526cm" svg:y2="5.857cm">
          <text:p/>
        </draw:line>
        <draw:frame draw:style-name="gr2" draw:layer="layout" svg:width="3.211cm" svg:height="0.962cm" svg:x="1.069cm" svg:y="3.182cm">
          <draw:text-box>
            <text:p>0x0</text:p>
          </draw:text-box>
        </draw:frame>
        <draw:frame draw:style-name="gr2" draw:layer="layout" svg:width="5.019cm" svg:height="0.962cm" svg:x="12.67cm" svg:y="3.182cm">
          <draw:text-box>
            <text:p>0x804:8000</text:p>
          </draw:text-box>
        </draw:frame>
        <draw:frame draw:style-name="gr2" draw:layer="layout" svg:width="3.211cm" svg:height="0.962cm" svg:x="1.07cm" svg:y="5.282cm">
          <draw:text-box>
            <text:p>0x100</text:p>
          </draw:text-box>
        </draw:frame>
        <draw:frame draw:style-name="gr2" draw:layer="layout" svg:width="4.869cm" svg:height="0.962cm" svg:x="12.613cm" svg:y="5.282cm">
          <draw:text-box>
            <text:p>0x804:8100</text:p>
          </draw:text-box>
        </draw:frame>
        <draw:line draw:style-name="gr3" draw:text-style-name="P1" draw:layer="layout" svg:x1="4.638cm" svg:y1="11.127cm" svg:x2="10.702cm" svg:y2="11.127cm">
          <text:p/>
        </draw:line>
        <draw:line draw:style-name="gr3" draw:text-style-name="P1" draw:layer="layout" svg:x1="18.438cm" svg:y1="11.127cm" svg:x2="24.502cm" svg:y2="11.127cm">
          <text:p/>
        </draw:line>
        <draw:frame draw:style-name="gr2" draw:layer="layout" svg:width="4.519cm" svg:height="0.962cm" svg:x="5.521cm" svg:y="4.221cm">
          <draw:text-box>
            <text:p>Other data</text:p>
          </draw:text-box>
        </draw:frame>
        <draw:frame draw:style-name="gr2" draw:layer="layout" svg:width="4.519cm" svg:height="1.673cm" svg:x="5.822cm" svg:y="6.721cm">
          <draw:text-box>
            <text:p>Loadable</text:p>
            <text:p>segment</text:p>
          </draw:text-box>
        </draw:frame>
        <draw:line draw:style-name="gr4" draw:text-style-name="P1" draw:layer="layout" svg:x1="12.308cm" svg:y1="7.908cm" svg:x2="17.57cm" svg:y2="7.908cm">
          <text:p/>
        </draw:line>
        <draw:line draw:style-name="gr4" draw:text-style-name="P1" draw:layer="layout" svg:x1="12.337cm" svg:y1="4.578cm" svg:x2="17.659cm" svg:y2="4.578cm">
          <text:p/>
        </draw:line>
        <draw:frame draw:style-name="gr2" draw:layer="layout" svg:width="4.519cm" svg:height="0.962cm" svg:x="19.422cm" svg:y="4.221cm">
          <draw:text-box>
            <text:p>Other data</text:p>
          </draw:text-box>
        </draw:frame>
        <draw:frame draw:style-name="gr2" draw:layer="layout" svg:width="4.519cm" svg:height="1.673cm" svg:x="19.723cm" svg:y="6.722cm">
          <draw:text-box>
            <text:p>Loaded</text:p>
            <text:p>segment</text:p>
          </draw:text-box>
        </draw:frame>
        <draw:frame draw:style-name="gr2" draw:layer="layout" svg:width="3.211cm" svg:height="0.962cm" svg:x="1.071cm" svg:y="10.682cm">
          <draw:text-box>
            <text:p>0x2bf00</text:p>
          </draw:text-box>
        </draw:frame>
        <draw:frame draw:style-name="gr2" draw:layer="layout" svg:width="4.869cm" svg:height="0.962cm" svg:x="12.614cm" svg:y="10.582cm">
          <draw:text-box>
            <text:p>0x807:3f00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ian </meta:initial-creator>
    <meta:creation-date>2011-09-23T21:12:31</meta:creation-date>
    <dc:date>2011-09-23T21:32:52</dc:date>
    <dc:creator>Christian </dc:creator>
    <meta:editing-duration>PT20M21S</meta:editing-duration>
    <meta:editing-cycles>5</meta:editing-cycles>
    <meta:generator>LibreOffice/3.3$Linux LibreOffice_project/330m19$Build-301</meta:generator>
    <meta:document-statistic meta:object-count="43"/>
  </office:meta>
</office:document-meta>
</file>